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krit 2003" fo:font-size="13pt" officeooo:paragraph-rsid="000348bd" style:font-size-asian="13pt" style:font-name-complex="Sanskrit 2003" style:font-size-complex="13pt"/>
    </style:style>
    <style:style style:name="P2" style:family="paragraph" style:parent-style-name="Footnote">
      <style:text-properties officeooo:rsid="04c21417" officeooo:paragraph-rsid="04c21417"/>
    </style:style>
    <style:style style:name="P3" style:family="paragraph" style:parent-style-name="Footnote">
      <style:text-properties officeooo:rsid="04c28564" officeooo:paragraph-rsid="04c28564"/>
    </style:style>
    <style:style style:name="P4" style:family="paragraph" style:parent-style-name="Text_20_body">
      <style:paragraph-properties fo:text-align="center" style:justify-single-word="false"/>
      <style:text-properties style:font-name="Sanskrit 2003" fo:font-size="13pt" officeooo:paragraph-rsid="000348bd" style:font-size-asian="13pt" style:font-name-complex="Sanskrit 2003" style:font-size-complex="13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348bd" style:font-size-asian="13pt" style:font-name-complex="Sanskrit 2003" style:font-size-complex="13pt"/>
    </style:style>
    <style:style style:name="T1" style:family="text">
      <style:text-properties fo:color="#000000"/>
    </style:style>
    <style:style style:name="T2" style:family="text">
      <style:text-properties fo:color="#000000" officeooo:rsid="04bfc5f2"/>
    </style:style>
    <style:style style:name="T3" style:family="text">
      <style:text-properties fo:color="#000000" officeooo:rsid="04c21417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officeooo:rsid="04bfc5f2" style:font-weight-asian="bold" style:font-weight-complex="bold"/>
    </style:style>
    <style:style style:name="T6" style:family="text">
      <style:text-properties officeooo:rsid="04c21417"/>
    </style:style>
    <style:style style:name="T7" style:family="text">
      <style:text-properties officeooo:rsid="04c235e5"/>
    </style:style>
    <style:style style:name="T8" style:family="text">
      <style:text-properties officeooo:rsid="04c28564"/>
    </style:style>
    <style:style style:name="T9" style:family="text">
      <style:text-properties officeooo:rsid="04c3a1bc"/>
    </style:style>
    <style:style style:name="T10" style:family="text">
      <style:text-properties officeooo:rsid="04c543b8"/>
    </style:style>
    <style:style style:name="T11" style:family="text">
      <style:text-properties officeooo:rsid="04c5fe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अथ सप्तचत्वारिंशोऽध्यायः ।</text:span><text:span text:style-name="T1"> <text:line-break/></text:span><text:span text:style-name="T4">शालग्रामादिपूजाकथन</text:span><text:span text:style-name="T5">म्</text:span><text:span text:style-name="T1"><text:line-break/></text:span><text:span text:style-name="T3">हयग्रीव उ</text:span><text:span text:style-name="T1">वाच -</text:span><text:line-break/>शालग्रामादिचक्राङ्कपूजा<text:span text:style-name="T6">ः</text:span> सिद्ध्यै वदामि ते । <text:line-break/>त्रिविधा स्याद्धरेः पूजा काम्या<text:span text:style-name="T6">ऽ</text:span>काम्योभयात्मिका ॥१<text:span text:style-name="T6">॥</text:span> <text:line-break/>मीनादीनान्तु पञ्चानां काम्या<text:span text:style-name="T6">र्था</text:span><text:span text:style-name="T6"><text:note text:id="ftn0" text:note-class="footnote"><text:note-citation>1</text:note-citation><text:note-body><text:p text:style-name="P2">काम्यार्थे</text:p></text:note-body></text:note></text:span> वोभयात्मिका । <text:s/></text:p>
      <text:p text:style-name="P5">वराहस्य नृसिंहस्य वामनस्य च मुक्तये ॥२<text:span text:style-name="T6">॥</text:span> <text:line-break/>चक्रादीनां त्रयाणान्तु शालग्रामा<text:span text:style-name="T6">र्च</text:span>नं शृणु । <text:s/><text:line-break/>उत्तमा <text:note text:id="ftn394" text:note-class="footnote"><text:note-citation>2</text:note-citation><text:note-body><text:p text:style-name="P2">निष्कला</text:p></text:note-body></text:note>निष्फला पूजा कनिष्ठा सफलार्चना ॥३<text:span text:style-name="T6">॥</text:span> <text:line-break/>मध्यमा मू<text:span text:style-name="T6">र्ति</text:span>पूजा स्याच्चक्राब्जे चतुरस्रके । <text:line-break/>प्रणवं हृदि विन्यस्य षडङ्ग<text:span text:style-name="T6">ं क</text:span>रदेहयोः ॥४<text:span text:style-name="T6">॥</text:span> <text:line-break/>कृतमुद्रात्रयश्चक्राद्<text:span text:style-name="T7">ब</text:span>हिः पूर्वे गुरुं यजेत् । <text:line-break/>आप्ये गणं वायवे च धातारं नैरृते यजेत् ॥५<text:span text:style-name="T6">॥</text:span> <text:line-break/>विधातारञ्च क<text:span text:style-name="T7">र्ता</text:span>रं ह<text:span text:style-name="T7">र्ता</text:span>रं दक्षसौम्ययोः । <text:line-break/>वि<text:span text:style-name="T7">ष्व</text:span>क्सेनं यजेदीशे आग्नेये क्षेत्रपालकम् ॥६<text:span text:style-name="T6">॥</text:span> <text:line-break/>ऋगादिवेदान्प्रागादौ आधारानन्तकं भुव<text:span text:style-name="T7">म् </text:span>। <text:line-break/>पीठं पद्मं चार्कचन्द्रवह्न्याख्यं<text:note text:id="ftn395" text:note-class="footnote"><text:note-citation>3</text:note-citation><text:note-body><text:p text:style-name="P3">ब्रह्माख्यं</text:p></text:note-body></text:note> मण्डलत्रय<text:span text:style-name="T8">म्</text:span> ॥७<text:span text:style-name="T6">॥</text:span> <text:line-break/>आसनं <text:note text:id="ftn396" text:note-class="footnote"><text:note-citation>4</text:note-citation><text:note-body><text:p text:style-name="P3">द्वादशान्तेन</text:p></text:note-body></text:note>द्वादशार्णेन तत्र स्थाप्य शिलां यजेत् ।</text:p>
      <text:p text:style-name="P5">व्यस्तेन च समस्तेन स्व<text:span text:style-name="T8">बी</text:span>जेन यजेत्क्रमात् ॥८<text:span text:style-name="T6">॥</text:span> <text:line-break/>पूर्वादावथ वेदाद्यैर्गायत्रीभ्यां जितादिना । <text:line-break/><text:soft-page-break/>प्रणवेना<text:span text:style-name="T8">र्च</text:span>येत्पञ्चान्मुद्रास्तिस्रः प्रदर्शयेत् ॥९<text:span text:style-name="T6">॥</text:span> <text:line-break/>वि<text:span text:style-name="T9">ष्व</text:span>क्सेनस्य चक्रस्य क्षेत्रपालस्य दर्शयेत् । <text:line-break/>शालग्रामस्य प्रथमा पूजा<text:span text:style-name="T10">ऽ</text:span>थो निष्फलोच्यते ॥१०<text:span text:style-name="T6">॥</text:span> <text:line-break/>पूर्ववत्षोडशारञ्च सपद्मं मण्डलं लिखेत् ।<text:line-break/>शङ्खचक्रगदाखड्गैर्गुर्वाद्यं पूर्ववद्यजेत् <text:s/>॥११<text:span text:style-name="T6">॥</text:span> <text:line-break/>पूर्वे सौम्ये धनुर्वाणान्वेदाद्यैरासनं ददेत् । <text:line-break/>शिलां न्यसेद्द्वादशार्णैस्तृतीयं पूजनं शृणु ॥१२<text:span text:style-name="T6">॥</text:span> <text:line-break/>अष्टारमब्जं विलिखे<text:span text:style-name="T11">द्</text:span>गुर्वाद्यं पूर्ववद्यज<text:span text:style-name="T11">े</text:span>त् । </text:p>
      <text:p text:style-name="P4">अष्टार्णेना<text:span text:style-name="T11">ऽऽ</text:span>सनं दत्वा तेनैव च शिलां न्यसेत् । <text:line-break/>पूजयेद्दशधा तेन गायत्रीभ्यां जितं तथा <text:s/>॥ १३॥ </text:p>
      <text:p text:style-name="P4">इत्यादिमहापुराणे आग्नेये शालग्रामादिपूजाकथनं नाम सप्तचत्वारिंश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15:41.003195398</meta:creation-date>
    <dc:date>2017-05-05T13:16:31.363318844</dc:date>
    <meta:editing-duration>PT51S</meta:editing-duration>
    <meta:editing-cycles>1</meta:editing-cycles>
    <meta:document-statistic meta:table-count="0" meta:image-count="0" meta:object-count="0" meta:page-count="2" meta:paragraph-count="9" meta:word-count="158" meta:character-count="768" meta:non-whitespace-character-count="589"/>
    <meta:generator>LibreOffice/5.1.6.2$Linux_X86_64 LibreOffice_project/10m0$Build-2</meta:generator>
  </office:meta>
</office:document-meta>
</file>